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12b57" officeooo:paragraph-rsid="00112b57"/>
    </style:style>
    <style:style style:name="P2" style:family="paragraph" style:parent-style-name="Standard">
      <style:text-properties style:text-underline-style="none" officeooo:rsid="00112b57" officeooo:paragraph-rsid="00112b57"/>
    </style:style>
    <style:style style:name="P3" style:family="paragraph" style:parent-style-name="Standard">
      <style:text-properties style:text-underline-style="none" officeooo:rsid="00114f77" officeooo:paragraph-rsid="00114f77"/>
    </style:style>
    <style:style style:name="P4" style:family="paragraph" style:parent-style-name="Standard">
      <style:text-properties style:text-underline-style="none" officeooo:rsid="001247bc" officeooo:paragraph-rsid="001247bc"/>
    </style:style>
    <style:style style:name="P5" style:family="paragraph" style:parent-style-name="Standard">
      <style:text-properties style:text-underline-style="none" officeooo:rsid="0014355e" officeooo:paragraph-rsid="0014355e"/>
    </style:style>
    <style:style style:name="P6" style:family="paragraph" style:parent-style-name="Standard">
      <style:text-properties style:text-underline-style="none" officeooo:rsid="00154ca0" officeooo:paragraph-rsid="00154ca0"/>
    </style:style>
    <style:style style:name="P7" style:family="paragraph" style:parent-style-name="Standard">
      <style:text-properties style:text-underline-style="none" officeooo:rsid="00172544" officeooo:paragraph-rsid="00172544"/>
    </style:style>
    <style:style style:name="P8" style:family="paragraph" style:parent-style-name="Standard">
      <style:text-properties style:text-underline-style="none" officeooo:rsid="00175b66" officeooo:paragraph-rsid="00175b66"/>
    </style:style>
    <style:style style:name="P9" style:family="paragraph" style:parent-style-name="Standard">
      <style:text-properties fo:color="#ed1c24" style:font-name="Ubuntu" style:text-underline-style="none" officeooo:rsid="00162f00" officeooo:paragraph-rsid="00162f00"/>
    </style:style>
    <style:style style:name="P10" style:family="paragraph" style:parent-style-name="Standard">
      <style:text-properties fo:color="#ed1c24" style:font-name="Ubuntu" style:text-underline-style="none" officeooo:rsid="00112b57" officeooo:paragraph-rsid="00112b57"/>
    </style:style>
    <style:style style:name="P11" style:family="paragraph" style:parent-style-name="Standard">
      <style:text-properties fo:color="#ed1c24" style:font-name="Ubuntu" style:text-underline-style="none" officeooo:rsid="00172544" officeooo:paragraph-rsid="00172544"/>
    </style:style>
    <style:style style:name="P12" style:family="paragraph" style:parent-style-name="Standard">
      <style:text-properties fo:color="#ed1c24" style:font-name="Ubuntu" style:text-underline-style="none" officeooo:rsid="00175b66" officeooo:paragraph-rsid="00175b66"/>
    </style:style>
    <style:style style:name="P13" style:family="paragraph" style:parent-style-name="Standard">
      <style:text-properties fo:color="#ed1c24" style:font-name="Ubuntu" style:text-underline-style="none" officeooo:rsid="001247bc" officeooo:paragraph-rsid="001247bc"/>
    </style:style>
    <style:style style:name="P14" style:family="paragraph" style:parent-style-name="Standard">
      <style:text-properties fo:color="#ed1c24" style:font-name="Ubuntu" style:text-underline-style="none" officeooo:rsid="0014355e" officeooo:paragraph-rsid="0014355e"/>
    </style:style>
    <style:style style:name="P15" style:family="paragraph" style:parent-style-name="Standard">
      <style:text-properties style:text-underline-style="none" fo:font-weight="bold" officeooo:rsid="0019efff" officeooo:paragraph-rsid="0019efff" style:font-weight-asian="bold" style:font-weight-complex="bold"/>
    </style:style>
    <style:style style:name="P16" style:family="paragraph" style:parent-style-name="Standard">
      <style:text-properties style:text-underline-style="none" fo:font-weight="normal" officeooo:rsid="0019efff" officeooo:paragraph-rsid="0019efff" style:font-weight-asian="normal" style:font-weight-complex="normal"/>
    </style:style>
    <style:style style:name="T1" style:family="text">
      <style:text-properties officeooo:rsid="001229f0"/>
    </style:style>
    <style:style style:name="T2" style:family="text">
      <style:text-properties officeooo:rsid="001247bc"/>
    </style:style>
    <style:style style:name="T3" style:family="text">
      <style:text-properties officeooo:rsid="0014355e"/>
    </style:style>
    <style:style style:name="T4" style:family="text">
      <style:text-properties officeooo:rsid="00172544"/>
    </style:style>
    <style:style style:name="T5" style:family="text">
      <style:text-properties officeooo:rsid="00175b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NF648</text:p>
      <text:p text:style-name="P1"/>
      <text:p text:style-name="P2">What we’ve learnt so far:</text:p>
      <text:p text:style-name="P2"/>
      <text:p text:style-name="P2">Carnivoran sequences group <text:span text:style-name="T1">closely</text:span> with primates, rodents seem to have a derived sequence</text:p>
      <text:p text:style-name="P2"/>
      <text:p text:style-name="P9">Evidence: mafftzebortho.fa.contre</text:p>
      <text:p text:style-name="P2"/>
      <text:p text:style-name="P2">ZNF648 was born within Osteichthyes (bony fish), it does not appear to be present in more ‘basal’ groups such as chondrichthyes (cartilaginous fish) or agnathans (jawless vertebrates)</text:p>
      <text:p text:style-name="P2"/>
      <text:p text:style-name="P9">Evidence: BLAST, HMMER against, Hafgish spits out ZNF160 <text:span text:style-name="T4">(which has KRAB) </text:span>when using HMMER – Zincwithparalogs.contree – <text:span text:style-name="T4">BLAST ZNF648 from coelocanth gives nothing when BLASTing hagfish</text:span></text:p>
      <text:p text:style-name="P2"/>
      <text:p text:style-name="P2">ZNF648 has been lost many times independently in many groups of organism (ensembl gene tree)</text:p>
      <text:p text:style-name="P2"/>
      <text:p text:style-name="P10">https://www.ensembl.org/Gorilla_gorilla/Gene/SpeciesTree?g=ENSGGOG00000037825;r=1:161285367-161287073;t=ENSGGOT00000068664</text:p>
      <text:p text:style-name="P2"/>
      <text:p text:style-name="P11">This was confirmed with my HMMER and BLASTING 648 in groups which have lost it</text:p>
      <text:p text:style-name="P11"/>
      <text:p text:style-name="P7"/>
      <text:p text:style-name="P2">The N-terminal section has no known homologous structure.</text:p>
      <text:p text:style-name="P2"/>
      <text:p text:style-name="P12">PHYRE</text:p>
      <text:p text:style-name="P2"/>
      <text:p text:style-name="P2">The N-terminal section looks to be conserved in mammals, different in reptiles and sarcopterygian fishes, and different yet again in actinopterygian fishes.</text:p>
      <text:p text:style-name="P2"/>
      <text:p text:style-name="P12">Human_ZNF648_ortho_alignment.fa</text:p>
      <text:p text:style-name="P2"/>
      <text:p text:style-name="P2"/>
      <text:p text:style-name="P2">I don’t know what the biochemical implications of this is</text:p>
      <text:p text:style-name="P2"/>
      <text:p text:style-name="P2">The shared charge secondary structure prediction needs to have a broader sampling in order for it to be more reliable, <text:span text:style-name="T5">as it could be being biased by the very similar mammalian sequences which are the majority.</text:span></text:p>
      <text:p text:style-name="P2"/>
      <text:p text:style-name="P2"/>
      <text:p text:style-name="P3">Ensembl identifies several paralogs, and based on my <text:span text:style-name="T2">HMMER/BLAST results on C-terminal region, 497 came out as closely related.</text:span></text:p>
      <text:p text:style-name="P8"/>
      <text:p text:style-name="P12">https://www.ensembl.org/Gorilla_gorilla/Gene/Compara_Paralog?db=core;g=ENSGGOG00000037825;r=1:161285367-161287073;t=ENSGGOT00000068664</text:p>
      <text:p text:style-name="P12"/>
      <text:p text:style-name="P4">I concatenated all these sequences, aligned them, and made a tree of all these <text:span text:style-name="T3">paralogous</text:span> genes + znf648,</text:p>
      <text:p text:style-name="P4"/>
      <text:p text:style-name="P13">znfparalogaliLG.contree <text:s/>znfparalogsalitrim.fa.contree</text:p>
      <text:p text:style-name="P4"/>
      <text:p text:style-name="P5"><text:soft-page-break/>The results suggests that some 808s group with 648, weird.</text:p>
      <text:p text:style-name="P5"/>
      <text:p text:style-name="P5">497 comes out as more closely related than other paralogs.</text:p>
      <text:p text:style-name="P5"/>
      <text:p text:style-name="P5">I ran a test of just 648 and 808 to verify these results</text:p>
      <text:p text:style-name="P5"/>
      <text:p text:style-name="P5"/>
      <text:p text:style-name="P5"/>
      <text:p text:style-name="P6">When blasting the entire protein against non-redundant sequences we see 648 monophyletic again, with some other different sequences placed within 648 (presumably as a result of dodgy annotation of a duplication) </text:p>
      <text:p text:style-name="P5"/>
      <text:p text:style-name="P14">mafftcterminusonlyduprem.fa.contree <text:s/>mafftfullhitsduprem.fa.contree <text:s/>mafftntermhitsonly.fa.contree</text:p>
      <text:p text:style-name="P3"/>
      <text:p text:style-name="P15"><text:line-break/>Conclusion</text:p>
      <text:p text:style-name="P16">648 single-copy ortholog, born in Osteichthyes, lost in many lineages, function same in mammalians, same in reptiles, different in actinopterygian fish</text:p>
      <text:p text:style-name="P16"/>
      <text:p text:style-name="P16">N-terminal region very different in these groups, need to verify shared charge </text:p>
      <text:p text:style-name="P16"/>
      <text:p text:style-name="P16">Mammalian blood very different, coelacanth blood different</text:p>
      <text:p text:style-name="P16"/>
      <text:p text:style-name="P16">all different to bony fish</text:p>
      <text:p text:style-name="P16"/>
      <text:p text:style-name="P16"/>
      <text:p text:style-name="P16"/>
      <text:p text:style-name="P16"/>
      <text:p text:style-name="P16"/>
      <text:p text:style-name="P1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08:42:01.137274243</meta:creation-date>
    <dc:date>2019-07-30T10:37:04.152202387</dc:date>
    <meta:editing-duration>PT11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334" meta:character-count="2555" meta:non-whitespace-character-count="2242"/>
  </office:meta>
</office:document-meta>
</file>